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70000013BF61F8CDB7BA66A56.png" manifest:media-type="image/png"/>
  <manifest:file-entry manifest:full-path="Pictures/100002010000004C0000002D999D6D042864186C.png" manifest:media-type="image/png"/>
  <manifest:file-entry manifest:full-path="Pictures/10000382000007DD000004ABE63516BB4EEB969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rasi" svg:font-family="Norasi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fc5" officeooo:paragraph-rsid="000aefc5"/>
    </style:style>
    <style:style style:name="T1" style:family="text">
      <style:text-properties style:font-name="Norasi" style:font-name-asian="Norasi" style:font-name-complex="Norasi"/>
    </style:style>
    <style:style style:name="T2" style:family="text">
      <style:text-properties style:font-name="Liberation Serif" style:font-name-asian="Noto Sans CJK SC Regular" style:font-name-complex="FreeSans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0c3cbe" style:font-name-asian="Liberation Serif1" style:font-name-complex="Liberation Seri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0.7925in" svg:height="0.4701in" draw:z-index="1"><draw:image xlink:href="Pictures/10000382000007DD000004ABE63516BB4EEB969F.svg" xlink:type="simple" xlink:show="embed" xlink:actuate="onLoad"/><draw:image xlink:href="Pictures/100002010000004C0000002D999D6D042864186C.png" xlink:type="simple" xlink:show="embed" xlink:actuate="onLoad"/></draw:frame><draw:frame draw:style-name="fr2" draw:name="Image2" text:anchor-type="paragraph" svg:x="1.9307in" svg:y="1.802in" svg:width="4.7398in" svg:height="3.2811in" draw:z-index="2"><draw:image xlink:href="Pictures/10000201000001C70000013BF61F8CDB7BA66A56.png" xlink:type="simple" xlink:show="embed" xlink:actuate="onLoad"/></draw:frame><draw:frame text:anchor-type="paragraph" draw:z-index="0" draw:style-name="gr1" svg:width="1.9685in" svg:height="1.9685in" svg:x="0.6811in" svg:y="3.2189in"><draw:plugin xlink:href="../../../../../../../usr/lib/libreoffice/program/../share/gallery/sounds/romans.wav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This is also a test file<text:span text:style-name="T1">€</text:span><text:span text:style-name="T3">℅ℓ™</text:span><text:span text:style-name="T4">fdsaf&lt;&gt;?</text:span></text:p>
      <text:p text:style-name="P1"><text:span text:style-name="T3"/></text:p>
      <text:p text:style-name="P1"><text:span text:style-name="T3"/></text:p>
      <text:p text:style-name="P1"><draw:frame draw:style-name="fr3" draw:name="Object1" text:anchor-type="paragraph" svg:width="6.2984in" svg:height="3.5429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rasi" svg:font-family="Norasi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42:17.232479376</meta:creation-date>
    <dc:date>2018-04-10T08:50:43.606628616</dc:date>
    <meta:editing-duration>PT8M25S</meta:editing-duration>
    <meta:editing-cycles>2</meta:editing-cycles>
    <meta:generator>LibreOffice/5.1.6.2$Linux_X86_64 LibreOffice_project/10m0$Build-2</meta:generator>
    <meta:document-statistic meta:table-count="0" meta:image-count="2" meta:object-count="1" meta:page-count="1" meta:paragraph-count="1" meta:word-count="6" meta:character-count="36" meta:non-whitespace-character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794cm" svg:y="0.344cm" svg:width="13.148cm" svg:height="8.638cm">
          <chartooo:coordinate-region svg:x="1.415cm" svg:y="0.543cm" svg:width="12.527cm" svg:height="7.79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